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fo:line-height="115%"/>
      <style:text-properties style:font-name="Arial" fo:font-size="11.0pt" fo:color="#000000"/>
    </style:style>
    <style:style style:name="P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3" style:family="paragraph" style:parent-style-name="Standard">
      <style:paragraph-properties fo:margin-top="0.2500in" fo:margin-bottom="0.0556in" fo:line-height="115%"/>
      <style:text-properties style:font-name="Arial" fo:font-size="11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3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>Use Case:</text:span><text:s/>Back Button</text:p>
      <text:p text:style-name="P1">User Hits the Back Button</text:p>
      <text:p text:style-name="P1"><text:s/></text:p>
      <text:p text:style-name="P1"><text:span text:style-name="T1">Description</text:span></text:p>
      <text:p text:style-name="P1">The back button is a button on the top left of the screen that enables the user to go back to the previous screen.</text:p>
      <text:p text:style-name="P1"/>
      <text:p text:style-name="P1"><text:span text:style-name="T1">Primary Actor</text:span></text:p>
      <text:p text:style-name="P1">User</text:p>
      <text:p text:style-name="P1"><text:s/></text:p>
      <text:p text:style-name="P1"><text:span text:style-name="T1">Pre-Conditions</text:span></text:p>
      <text:p text:style-name="P1">In order for the user to interact with the back button he/she must first be in one of the following:</text:p>
      <text:list text:style-name="L1">
        <text:list-item>
          <text:p text:style-name="P2">Service Results.</text:p>
        </text:list-item>
        <text:list-item>
          <text:p text:style-name="P2">Room Results.</text:p>
        </text:list-item>
        <text:list-item>
          <text:p text:style-name="P2">Trip Results.</text:p>
        </text:list-item>
        <text:list-item>
          <text:p text:style-name="P2">Inside of the Settings menu.</text:p>
        </text:list-item>
      </text:list>
      <text:p text:style-name="P1"/>
      <text:p text:style-name="P1"><text:span text:style-name="T1">Post Conditions</text:span></text:p>
      <text:p text:style-name="P1"><text:s/></text:p>
      <text:p text:style-name="P1"><text:span text:style-name="T2">Success end condition</text:span></text:p>
      <text:p text:style-name="P1">The user is inside one of the following screens in the pre-conditions, and hits the back button to go back to the previous screen. When this occurs the user is now in the previous screen.</text:p>
      <text:p text:style-name="P1"><text:s/></text:p>
      <text:p text:style-name="P1"><text:span text:style-name="T1">Trigger</text:span></text:p>
      <text:p text:style-name="P1">Service Search Use Case-&gt; Service Results Screen</text:p>
      <text:p text:style-name="P1">Room Search Use Case -&gt; Room Results Screen</text:p>
      <text:p text:style-name="P1">Trips Use Case -&gt; Trip Results Screen</text:p>
      <text:p text:style-name="P1">Settings Menu Use Case -&gt; Settings Screen</text:p>
      <text:p text:style-name="P3"><text:span text:style-name="T1">Main Success Scenario</text:span></text:p>
      <text:list text:style-name="L1">
        <text:list-item>
          <text:p text:style-name="P2">The User back inside the Service Search Screen from the Service Results Screen.</text:p>
        </text:list-item>
        <text:list-item>
          <text:p text:style-name="P2">The User is back inside the Room Search Screen from the Room Results Screen.</text:p>
        </text:list-item>
        <text:list-item>
          <text:p text:style-name="P2">The User is back inside the Trip Search Screen from the Trip Results Screen.</text:p>
        </text:list-item>
        <text:list-item>
          <text:p text:style-name="P2">The User is back inside the Home screen from the Settings Screen.</text:p>
        </text:list-item>
        <text:list-item>
          <text:p text:style-name="P2">No System Errors were called.</text:p>
        </text:list-item>
      </text:list>
      <text:p text:style-name="P1"/>
      <text:p text:style-name="P1"><text:span text:style-name="T1">Alternate Flow 1:</text:span></text:p>
      <text:p text:style-name="P1">1A. The User hits the Back Button on the Service Results Screen and sends the User back to the Service Results Screen instead of the Service Search Screen <text:span text:style-name="T3">due to System Error</text:span>.</text:p>
      <text:p text:style-name="P1"><text:span text:style-name="T1"/></text:p>
      <text:p text:style-name="P1">2A. The User hits the <text:span text:style-name="T3">Back Button</text:span><text:s/>on the Room Results Screen and returns to the Room Results Screen due to System Error.</text:p>
      <text:p text:style-name="P1"/>
      <text:p text:style-name="P1">3A. The User hits the <text:span text:style-name="T3">Back Button</text:span><text:s/>in the Trip Info Screen and it returns to the Trip info Screen instead of the Trip Screen due to System Error.</text:p>
      <text:p text:style-name="P1"/>
      <text:p text:style-name="P1">4A. The User hits the <text:span text:style-name="T3">Back Button</text:span><text:s/>in the Settings Screen and instead of returning to the Home Screen it stays in the Settings screen due to System Error.</text:p>
      <text:p text:style-name="P1"/>
      <text:p text:style-name="P1"><text:span text:style-name="T1">Alternate Flow 2:</text:span></text:p>
      <text:p text:style-name="P1"><text:s text:c="4"/>5A. A <text:span text:style-name="T3">System Error</text:span><text:s/>occurs when trying to go back to the Service Search screen.</text:p>
      <text:p text:style-name="P1"><text:s text:c="4"/>5B. A <text:span text:style-name="T3">System Error</text:span><text:s/>occurs when trying to go back to the Room Search Screen.</text:p>
      <text:p text:style-name="P1"><text:s text:c="4"/>5C. A <text:span text:style-name="T3">System Error </text:span>occurs when trying to go back to the Trip Search Screen.</text:p>
      <text:p text:style-name="P1"><text:s text:c="4"/>5D. A <text:span text:style-name="T3">System Error </text:span>occurs when trying to go back to the Home screen.</text:p>
      <text:p text:style-name="P1"><text:s text:c="4"/>5E. The App receives an interrupt signal from the operating system and loses focus.</text:p>
      <text:p text:style-name="P1"><text:s text:c="4"/>5F. The App regains focus and resumes at the step where it had lost focus</text:p>
      <text:p text:style-name="P1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